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66c" officeooo:paragraph-rsid="0019466c"/>
    </style:style>
    <style:style style:name="P2" style:family="paragraph" style:parent-style-name="Standard" style:list-style-name="L1">
      <style:text-properties officeooo:rsid="0019466c" officeooo:paragraph-rsid="0019466c"/>
    </style:style>
    <style:style style:name="P3" style:family="paragraph" style:parent-style-name="Standard" style:list-style-name="L1">
      <style:text-properties officeooo:paragraph-rsid="0019466c"/>
    </style:style>
    <style:style style:name="T1" style:family="text">
      <style:text-properties officeooo:rsid="001946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7</text:p>
      <text:p text:style-name="P1"/>
      <text:list xml:id="list2700730514" text:style-name="L1">
        <text:list-item>
          <text:p text:style-name="P3"><text:span text:style-name="T1">In console menu click on monitor, you will be redirected to stackdriver monitoring.</text:span></text:p>
        </text:list-item>
        <text:list-item>
          <text:p text:style-name="P2">Go to logging in menu and in filter bar select your firewall</text:p>
        </text:list-item>
        <text:list-item>
          <text:p text:style-name="P2">click on create export <text:s/>and give the sink name and select sink service as bigquery and and create new bigquery database as destination and then click on create sin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6:08:54.178732709</meta:creation-date>
    <dc:date>2019-07-19T16:14:00.358571642</dc:date>
    <meta:editing-duration>PT5M6S</meta:editing-duration>
    <meta:editing-cycles>1</meta:editing-cycles>
    <meta:document-statistic meta:table-count="0" meta:image-count="0" meta:object-count="0" meta:page-count="1" meta:paragraph-count="4" meta:word-count="59" meta:character-count="324" meta:non-whitespace-character-count="271"/>
    <meta:generator>LibreOffice/6.0.3.2$Linux_X86_64 LibreOffice_project/00m0$Build-2</meta:generator>
  </office:meta>
</office:document-meta>
</file>